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0cm"/>
    </style:style>
    <style:style style:name="P1" style:family="paragraph">
      <style:paragraph-properties fo:line-height="100%"/>
      <style:text-properties fo:color="#d0d0d0" fo:font-size="96pt" style:font-size-asian="96pt" style:font-size-complex="96pt"/>
    </style:style>
    <style:style style:name="P2" style:family="paragraph">
      <loext:graphic-properties draw:fill="none" draw:fill-color="#ffffff"/>
      <style:paragraph-properties fo:line-height="100%"/>
      <style:text-properties fo:color="#d0d0d0" fo:font-size="96pt" style:font-size-asian="96pt" style:font-size-complex="96pt"/>
    </style:style>
    <style:style style:name="T1" style:family="text">
      <style:text-properties fo:font-size="95pt" style:font-size-asian="95pt" style:font-size-complex="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8.3cm" svg:height="4cm" draw:transform="rotate (0.785398163397448) translate (2.532cm 19.272cm)">
          <draw:text-box>
            <text:p text:style-name="P1"><text:span text:style-name="T1">A </text:span><text:span text:style-name="T1">V</text:span><text:span text:style-name="T1">A</text:span><text:span text:style-name="T1">LI</text:span><text:span text:style-name="T1">D</text:span><text:span text:style-name="T1">E</text:span><text:span text:style-name="T1">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1T18:09:01.476855193</meta:creation-date>
    <dc:date>2017-11-11T18:12:37.996865837</dc:date>
    <meta:editing-duration>PT3M37S</meta:editing-duration>
    <meta:editing-cycles>1</meta:editing-cycles>
    <meta:generator>LibreOffice/5.4.3.2$Linux_X86_64 LibreOffice_project/40m0$Build-2</meta:generator>
    <meta:document-statistic meta:object-count="1"/>
  </office:meta>
</office:document-meta>
</file>